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office:automatic-styles>
  <office:body>
    <office:text text:use-soft-page-breaks="true">
      <text:p text:style-name="P1"><text:span text:style-name="T2">STUDENT:<text:s/></text:span>Good morning.</text:p>
      <text:p text:style-name="Normal"><text:span text:style-name="T3">TEACHER:<text:s/></text:span>Good morning. Welcome to our hotel Artemis. How can I help you?<text:s/></text:p>
      <text:p text:style-name="Normal"><text:span text:style-name="T4">STUDENT:<text:s/></text:span>Thank you. I have a reservation with ehm… my name.</text:p>
      <text:p text:style-name="Normal"><text:span text:style-name="T5">TEACHER:<text:s/></text:span>Okay, can you please tell me your name?</text:p>
      <text:p text:style-name="Normal"><text:span text:style-name="T6">STUDENT:<text:s/></text:span>My name is<text:s/>[***NAME***]</text:p>
      <text:p text:style-name="Normal"><text:span text:style-name="T7">TEACHER:<text:s/></text:span>Okay, just give me one second.</text:p>
      <text:p text:style-name="Normal"><text:span text:style-name="T8">STUDENT:<text:s/></text:span>I am Italian.<text:s/></text:p>
      <text:p text:style-name="Normal"><text:span text:style-name="T9">TEACHER:<text:s/></text:span>Okay, welcome to our hotel. So, yes, here it is. Can you please tell me how many nights? For how many nights do you have the reservation?</text:p>
      <text:p text:style-name="Normal"><text:span text:style-name="T10">STUDENT:<text:s/></text:span>For two nights. Two nights.</text:p>
      <text:p text:style-name="Normal"><text:span text:style-name="T11">TEACHER:<text:s/></text:span>Okay. Yes, here we are. Would you prefer a single or a double room?</text:p>
      <text:p text:style-name="Normal"><text:span text:style-name="T12">STUDENT:<text:s/></text:span>A single room, a single room</text:p>
      <text:p text:style-name="Normal"><text:span text:style-name="T13">TEACHER:<text:s/></text:span>Very good. Okay, so here are your keys.<text:s/></text:p>
      <text:p text:style-name="Normal"><text:span text:style-name="T14">STUDENT:<text:s/></text:span>Thank you.<text:s/></text:p>
      <text:p text:style-name="Normal"><text:span text:style-name="T15">TEACHER:<text:s/></text:span>Could I please have your ID card or passport?<text:s/></text:p>
      <text:p text:style-name="Normal"><text:span text:style-name="T16">STUDENT:<text:s/></text:span>Ah, my, my identity card?</text:p>
      <text:p text:style-name="Normal"><text:span text:style-name="T17">TEACHER:<text:s/></text:span>Identity Card if you want.<text:s/></text:p>
      <text:p text:style-name="Normal"><text:span text:style-name="T18">STUDENT:<text:s/></text:span>But is a card for the strange country.<text:s/></text:p>
      <text:p text:style-name="Normal"><text:span text:style-name="T19">TEACHER:<text:s/></text:span>Okay, for abroad.</text:p>
      <text:p text:style-name="Normal"><text:span text:style-name="T20">STUDENT:<text:s/></text:span>For the European zone.<text:s/></text:p>
      <text:p text:style-name="Normal"><text:span text:style-name="T21">TEACHER:<text:s/></text:span>Okay, very good, very good.<text:s/></text:p>
      <text:p text:style-name="Normal"><text:span text:style-name="T22">STUDENT: <text:s/></text:span>So, could you tell me other<text:s/>informations?<text:s/></text:p>
      <text:p text:style-name="Normal"><text:span text:style-name="T23">TEACHER:<text:s/></text:span>What other information do you need?</text:p>
      <text:p text:style-name="Normal"><text:span text:style-name="T24">STUDENT:<text:s/></text:span>So, dinner. I like, I like, I like know the time of check-in and check-out.</text:p>
      <text:p text:style-name="Normal"><text:span text:style-name="T25">TEACHER:<text:s/></text:span>Okay, check-in, you are doing it now, so you're checked in. Everything is okay. While checkout is at 11 and if you want, there is also late checkout if you need to sleep more or if you need the room more hours, ok? Just ask for that. What other information do you need? Sorry.<text:s/></text:p>
      <text:p text:style-name="Normal"><text:span text:style-name="T26">STUDENT:<text:s/></text:span>Yes, have you ehm.. swimming pool? I see, Is possible… ehm…ehm...Have you gym?<text:s/></text:p>
      <text:soft-page-break/>
      <text:p text:style-name="Normal"><text:span text:style-name="T27">TEACHER:<text:s/></text:span>Yes, we do.</text:p>
      <text:p text:style-name="Normal"><text:span text:style-name="T28">STUDENT:<text:s/></text:span>Gym and swimming pool.</text:p>
      <text:p text:style-name="Normal"><text:span text:style-name="T29">TEACHER:<text:s/></text:span>We do. Our swimming pool is free, 24 hours a day. No extra charges, but if you want you can rent our towels or slippers, and they will charge you 10 euros for both towels and slippers.</text:p>
      <text:p text:style-name="Normal"><text:span text:style-name="T30">STUDENT:<text:s/></text:span>Yes, okay yes.<text:s/></text:p>
      <text:p text:style-name="Normal"><text:span text:style-name="T31">TEACHER:<text:s/></text:span>So, if you want our uh our swimming pool is free, while our gym is uh is free too, but maybe it's better if you go...</text:p>
      <text:p text:style-name="Normal"><text:span text:style-name="T32">STUDENT:<text:s/></text:span>Reservation!<text:s/></text:p>
      <text:p text:style-name="Normal"><text:span text:style-name="T33">TEACHER:<text:s/></text:span>No reservation, we don't reserve but maybe it's better if you go earlier because sometimes it's full of people around 11 or after lunch is full of people, while we do have a fitness room and spa if you want.</text:p>
      <text:p text:style-name="Normal"><text:s/><text:span text:style-name="T34">STUDENT:<text:s/></text:span>no, no, no thank you no no I don't don't need, needen’t it at the moment to fitness room.<text:s/></text:p>
      <text:p text:style-name="Normal"><text:span text:style-name="T35">TEACHER:<text:s/></text:span>okay.<text:s/></text:p>
      <text:p text:style-name="Normal"><text:span text:style-name="T36">STUDENT:<text:s/></text:span>the restaurant, so I like e’ giusto I like, like now, know, know</text:p>
      <text:p text:style-name="Normal"><text:span text:style-name="T37">TEACHER:<text:s/></text:span>You mean I would like, what would you like?<text:s/></text:p>
      <text:p text:style-name="Normal"><text:span text:style-name="T38">STUDENT:<text:s/></text:span>I want know, I want know the time of restaurant, of bar and the breakfast.</text:p>
      <text:p text:style-name="Normal"><text:span text:style-name="T39">TEACHER:<text:s/></text:span>Ok, so with your reservation you have your dinner included.<text:s/></text:p>
      <text:p text:style-name="Normal"><text:span text:style-name="T40">STUDENT:<text:s/></text:span>Yes</text:p>
      <text:p text:style-name="Normal"><text:span text:style-name="T41">TEACHER:<text:s/></text:span>Ok, dinner is served from 7 to 10 p.m. in our main restaurant over there. Can you see the restaurant?</text:p>
      <text:p text:style-name="Normal"><text:span text:style-name="T42">STUDENT:<text:s/></text:span>Is the restaurant?</text:p>
      <text:p text:style-name="Normal"><text:span text:style-name="T43">TEACHER:<text:s/></text:span>Yes, do you like it?</text:p>
      <text:p text:style-name="Normal"><text:span text:style-name="T44">STUDENT:<text:s/></text:span>Yes, it’s a very nice restaurant. (LAUGHS)</text:p>
      <text:p text:style-name="Normal"><text:span text:style-name="T45">TEACHER:<text:s/></text:span>It is!<text:line-break/>And what else? Ah, the breakfast you said. Breakfast is served from 7 in the morning to 10, but it's not included, and 10 extra pounds will be charged, okay?<text:line-break/><text:s/>so you have to pay ten extra pounds for breakfast.</text:p>
      <text:p text:style-name="Normal"><text:span text:style-name="T46">STUDENT:<text:s/></text:span>Yes,yes, okay, okay</text:p>
      <text:p text:style-name="Normal"><text:span text:style-name="T47">TEACHER:<text:s/></text:span>But dinner is included.</text:p>
      <text:soft-page-break/>
      <text:p text:style-name="Normal"><text:span text:style-name="T48">STUDENT:<text:s/></text:span>yes, okay, okay <text:s/>I understand is possible to book a taxi?</text:p>
      <text:p text:style-name="Normal"><text:span text:style-name="T49">TEACHER:<text:s/></text:span>Do you need a taxi to go back home? do you need a taxi to go back home for the maybe airport?</text:p>
      <text:p text:style-name="Normal"><text:span text:style-name="T50">STUDENT:<text:s/></text:span>For airport?</text:p>
      <text:p text:style-name="Normal"><text:span text:style-name="T51">TEACHER:<text:s/></text:span>Ah,<text:span text:style-name="T52"><text:s/></text:span>Okay so we both have taxi service or shuttle service which one do you prefer?<text:s/></text:p>
      <text:p text:style-name="Normal"><text:span text:style-name="T53">STUDENT:<text:s/></text:span>Ah, Shuttle service<text:span text:style-name="T54"><text:s/></text:span>I prefer shuttle service.</text:p>
      <text:p text:style-name="Normal"><text:span text:style-name="T55">TEACHER:<text:s/></text:span>Could you please tell me what time is your flight back home?</text:p>
      <text:p text:style-name="Normal"><text:span text:style-name="T56">STUDENT:<text:s/></text:span>the flight is at 7 o'clock p.m.<text:s/></text:p>
      <text:p text:style-name="Normal"><text:span text:style-name="T57">TEACHER: <text:s/></text:span>okay so we have time yes what about reserving shuttle service, from… let's say… four? or half past four? so you can arrive at the airport at five.</text:p>
      <text:p text:style-name="Normal"><text:span text:style-name="T58">STUDENT:<text:s/></text:span>Yes, yes, yes.</text:p>
      <text:p text:style-name="Normal"><text:span text:style-name="T59">TEACHER: <text:s/></text:span>and then you have two hours.</text:p>
      <text:p text:style-name="Normal"><text:span text:style-name="T60">STUDENT:<text:s/></text:span>For all formality, formality?</text:p>
      <text:p text:style-name="Normal"><text:span text:style-name="T61">TEACHER: <text:s/></text:span>Yeah, for all the the control, the checks.</text:p>
      <text:p text:style-name="Normal"><text:span text:style-name="T62">STUDENT:<text:s/></text:span>Yes, yes okay. All right.</text:p>
      <text:p text:style-name="Normal"><text:span text:style-name="T63">TEACHER:<text:s/></text:span>So, to recap, we have you have two nights here and you can, you can go to the swimming pool is free and.. that's it.<text:s/><text:line-break/>Our dinner is included not our breakfast, and we have the<text:s/>service do you want me to reserve the shuttle at four?</text:p>
      <text:p text:style-name="Normal"><text:span text:style-name="T64">STUDENT:<text:s/></text:span><text:s/>Yes, yes okay</text:p>
      <text:p text:style-name="Normal"><text:span text:style-name="T65">TEACHER: <text:s/></text:span>So, under your name, under [***NAME***] okay?</text:p>
      <text:p text:style-name="Normal"><text:span text:style-name="T66">STUDENT:<text:s/></text:span>Yes thank you, it's important it's very important</text:p>
      <text:p text:style-name="Normal"><text:span text:style-name="T67">TEACHER:<text:s/></text:span><text:s/>Don't worry you will get, you will go back home you won't stay here with us.</text:p>
      <text:p text:style-name="Normal"><text:span text:style-name="T68">STUDENT:<text:s/></text:span>Have you the free Wi-Fi?</text:p>
      <text:p text:style-name="Normal"><text:span text:style-name="T69">TEACHER: <text:s/></text:span>Yes, we do here is our brochure and here is, here is our QR code with the password.<text:s/></text:p>
      <text:p text:style-name="Normal"><text:span text:style-name="T70">STUDENT:<text:s/></text:span>The password</text:p>
      <text:p text:style-name="Normal"><text:span text:style-name="T71">TEACHER:<text:s/></text:span>You can just scan the QR code with your…</text:p>
      <text:p text:style-name="Normal"><text:span text:style-name="T72">STUDENT:<text:s/></text:span>It’s important because I’m here also for travel</text:p>
      <text:soft-page-break/>
      <text:p text:style-name="Normal"><text:span text:style-name="T73">TEACHER:<text:s/></text:span>Ok</text:p>
      <text:p text:style-name="Normal"><text:span text:style-name="T74">STUDENT:<text:s/></text:span>For travel and for Job.<text:s/></text:p>
      <text:p text:style-name="Normal"><text:span text:style-name="T75">TEACHER: <text:s/></text:span>Ah, so you are going….</text:p>
      <text:p text:style-name="Normal"><text:span text:style-name="T76">STUDENT:<text:s/></text:span>For work with laptop</text:p>
      <text:p text:style-name="Normal"><text:span text:style-name="T77">TEACHER: <text:s/></text:span>Ah, I see. So, we have also our lounge area over there, if you want, you can go there and there is a strong connection, a good connection.</text:p>
      <text:p text:style-name="Normal"><text:span text:style-name="T78">STUDENT:<text:s/></text:span>Very good, Very good.<text:line-break/>In these days I…I…io vorrei…I want.</text:p>
      <text:p text:style-name="Normal"><text:span text:style-name="T79">TEACHER:<text:s/></text:span>Ok what do you want? What would you like?</text:p>
      <text:p text:style-name="Normal"><text:span text:style-name="T80">STUDENT:<text:s/></text:span>I like….</text:p>
      <text:p text:style-name="Normal"><text:span text:style-name="T81">TEACHER:<text:s/></text:span>I would Like!</text:p>
      <text:p text:style-name="Normal"><text:span text:style-name="T82">STUDENT:</text:span><text:s/>I would like, I would like to visit something in<text:s/>London or in Cambridge.<text:s/><text:line-break/>Could you to organize a visit, guided visit tomorrow or...</text:p>
      <text:p text:style-name="Normal"><text:span text:style-name="T83">TEACHER: <text:s/></text:span>Yes, if you want, we have a guided tour.</text:p>
      <text:p text:style-name="Normal"><text:span text:style-name="T84">STUDENT:<text:s/></text:span>Guided tour!</text:p>
      <text:p text:style-name="Normal"><text:span text:style-name="T85">TEACHER: <text:s/></text:span>To…. Sorry, to…. Oxford.<text:s/></text:p>
      <text:p text:style-name="Normal"><text:span text:style-name="T86">STUDENT:<text:s/></text:span>Oxford.<text:s/></text:p>
      <text:p text:style-name="Normal"><text:span text:style-name="T87">TEACHER:<text:s/></text:span>Yes, it's a full day trip so I don't know if you can stay for one day if you have to work. I don't know. okay, it's a full day trip.</text:p>
      <text:p text:style-name="Normal"><text:span text:style-name="T88">STUDENT:<text:s/></text:span>It's a college<text:s/></text:p>
      <text:p text:style-name="Normal"><text:span text:style-name="T89">TEACHER:<text:s/></text:span>Yes, you can go there, and see all the colleges the libraries,</text:p>
      <text:p text:style-name="Normal"><text:span text:style-name="T90">STUDENT:<text:s/></text:span>The libraries</text:p>
      <text:p text:style-name="Normal"><text:span text:style-name="T91">TEACHER:<text:s/></text:span>There are ancient libraries and there are also rivers nearby.</text:p>
      <text:p text:style-name="Normal"><text:span text:style-name="T92">STUDENT:<text:s/></text:span>yeah.</text:p>
      <text:p text:style-name="Normal"><text:span text:style-name="T93">STUDENT:<text:s/></text:span>beautiful and yes but,<text:s/></text:p>
      <text:p text:style-name="Normal"><text:span text:style-name="T94">STUDENT:<text:s/></text:span>it’s Fantastic. (LAUGHS)</text:p>
      <text:p text:style-name="Normal"><text:span text:style-name="T95">TEACHER: <text:s/></text:span>You can go there. There is the first trip in the morning you, you leave from here: the hall of the hotel at 9 and you will come<text:s/>back at 6 in the afternoon. For the entire days, the entire day is 45 pounds.<text:s/></text:p>
      <text:p text:style-name="Normal"><text:span text:style-name="T96">STUDENT:<text:s/></text:span>45 pounds?<text:s/></text:p>
      <text:soft-page-break/>
      <text:p text:style-name="Normal"><text:span text:style-name="T97">TEACHER: <text:s/></text:span>And lunch, Lunch is included.<text:s/></text:p>
      <text:p text:style-name="Normal"><text:span text:style-name="T98">STUDENT:<text:s/></text:span>It’s good, it’s good.</text:p>
      <text:p text:style-name="Normal"><text:span text:style-name="T99">TEACHER: <text:s/></text:span>So, do you want me to reserve a trip to Oxford?<text:s/></text:p>
      <text:p text:style-name="Normal"><text:span text:style-name="T100">STUDENT:</text:span><text:s/>Yes, Yes, Yes.</text:p>
      <text:p text:style-name="Normal"><text:span text:style-name="T101">TEACHER: <text:s/></text:span>Okay, so here we are, this is your, this is your receipt of the of the booking, of the tour and tomorrow you can give this to the… to the guide.</text:p>
      <text:p text:style-name="Normal"><text:span text:style-name="T102">STUDENT:<text:s/></text:span>The guide, the guide.</text:p>
      <text:p text:style-name="Normal"><text:span text:style-name="T103">TEACHER: <text:s/></text:span>Okay? Is everything of fine?<text:s/></text:p>
      <text:p text:style-name="Normal"><text:span text:style-name="T104">STUDENT:<text:s/></text:span>It is good. It's good, the, the, the time is, Is small. I stay in hotel… stay in hotel…stay in hotel<text:s/></text:p>
      <text:p text:style-name="Normal"><text:span text:style-name="T105">TEACHER: <text:s/></text:span>what do you mean? for not too long?</text:p>
      <text:p text:style-name="Normal"><text:span text:style-name="T106">STUDENT:<text:s/></text:span>No, small time<text:span text:style-name="T107">,<text:s/></text:span>also two days.</text:p>
      <text:p text:style-name="Normal"><text:span text:style-name="T108">TEACHER: <text:s/></text:span>Ah ok<text:span text:style-name="T109">,<text:s/></text:span>you don't you don't have time,<text:s/></text:p>
      <text:p text:style-name="Normal"><text:span text:style-name="T110">STUDENT:<text:s/></text:span>Only Oxford tour is<text:s/>possible other other visits…are</text:p>
      <text:p text:style-name="Normal"><text:span text:style-name="T111">TEACHER: <text:s/></text:span>Will take too long.<text:s/><text:line-break/>Okay, okay so everything is fine, I hope you will enjoy your stay here at hotel Artemis and thank you very much, MRS. [***NAME***]</text:p>
      <text:p text:style-name="Normal"><text:span text:style-name="T112">STUDENT:<text:s/></text:span>thank you, thank you <text:s/>very much and thank you for your patience with tourists.</text:p>
      <text:p text:style-name="Normal"><text:span text:style-name="T113">TEACHER:<text:s/></text:span>No problem! It’s my work.</text:p>
      <text:p text:style-name="Normal"><text:span text:style-name="T114">STUDENT:</text:span><text:s/>and you are very very kind.</text:p>
      <text:p text:style-name="Normal"><text:span text:style-name="T115">TEACHER: <text:s/></text:span>Thank you. You are very kind too.</text:p>
      <text:p text:style-name="Normal"><text:span text:style-name="T116">STUDENT:</text:span><text:s/>Thank you. Thank you.</text:p>
      <text:p text:style-name="Normal"><text:s/><text:span text:style-name="T117">TEACHER:<text:s/></text:span>So, see you around ,so, you will be here for two days.<text:s/><text:line-break/>So, we will meet again, Okay?<text:s/></text:p>
      <text:p text:style-name="Normal"><text:span text:style-name="T118">STUDENT:<text:s/></text:span>okay.</text:p>
      <text:p text:style-name="Normal"><text:span text:style-name="T119">TEACHER: <text:s/></text:span>See you around. Bye. Bye.<text:s/><text:line-break/><text:span text:style-name="T120">STUDENT:<text:s/></text:span>Bye-Bye<text:s/></text:p>
      <text:p text:style-name="Normal"><text:span text:style-name="T121">TEACHER: <text:s/></text:span>Bye! Thank you</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8T16:53:00Z</meta:creation-date>
    <dc:date>2025-12-26T10:16:00Z</dc:date>
    <meta:template xlink:href="Normal" xlink:type="simple"/>
    <meta:editing-cycles>4</meta:editing-cycles>
    <meta:editing-duration>PT5820S</meta:editing-duration>
    <meta:document-statistic meta:page-count="5" meta:paragraph-count="14" meta:word-count="1075" meta:character-count="7192" meta:row-count="51" meta:non-whitespace-character-count="6131"/>
  </office:meta>
</office:document-meta>
</file>